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43a40" loext:opacity="100%" style:font-name="Poppins" fo:font-size="11.25pt" fo:letter-spacing="normal" fo:font-style="normal" fo:font-weight="normal"/>
    </style:style>
    <style:style style:name="T1" style:family="text">
      <style:text-properties officeooo:rsid="0012454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454e"/>
    </style:style>
    <style:style style:name="T4" style:family="text">
      <style:text-properties style:text-underline-style="solid" style:text-underline-width="auto" style:text-underline-color="font-color" officeooo:rsid="00129660"/>
    </style:style>
    <style:style style:name="T5" style:family="text">
      <style:text-properties style:text-underline-style="solid" style:text-underline-width="auto" style:text-underline-color="font-color" officeooo:rsid="00131cd5"/>
    </style:style>
    <style:style style:name="T6" style:family="text">
      <style:text-properties officeooo:rsid="00129660"/>
    </style:style>
    <style:style style:name="T7" style:family="text">
      <style:text-properties officeooo:rsid="00131cd5"/>
    </style:style>
    <style:style style:name="T8" style:family="text">
      <style:text-properties style:text-underline-style="none" officeooo:rsid="00131cd5"/>
    </style:style>
    <style:style style:name="T9" style:family="text">
      <style:text-properties style:text-line-through-style="solid" style:text-line-through-type="single" style:text-underline-style="solid" style:text-underline-width="auto" style:text-underline-color="font-color" officeooo:rsid="00129660"/>
    </style:style>
    <style:style style:name="T10" style:family="text">
      <style:text-properties style:text-line-through-style="solid" style:text-line-through-type="single" officeooo:rsid="00129660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officeooo:rsid="00129660"/>
    </style:style>
    <style:style style:name="T12" style:family="text">
      <style:text-properties style:text-line-through-style="none" style:text-line-through-type="none" officeooo:rsid="00129660"/>
    </style:style>
    <style:style style:name="T13" style:family="text">
      <style:text-properties style:text-line-through-style="none" style:text-line-through-type="none" style:text-underline-style="none" officeooo:rsid="0012966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6686525" text:style-name="L1">
        <text:list-item>
          <text:p text:style-name="P1"><text:bookmark text:name="yui_3_17_2_1_1633010966097_39"/>Rojo: <text:span text:style-name="T6">Youtube lo tiene en su logo y pagina por que simboliza atracción entonces llama a la atención.</text:span></text:p>
        </text:list-item>
        <text:list-item>
          <text:p text:style-name="P1">Naranja: <text:span text:style-name="T6">pc componente lo tiene por que inspira creatividad como a la creatividad de montar tu propio ordenador y la seguridad que da a inspirar la pagina.</text:span></text:p>
        </text:list-item>
        <text:list-item>
          <text:p text:style-name="P1">Amarillo: <text:span text:style-name="T6">Amazon representando hospitalidad de su servicio .</text:span></text:p>
          <text:p text:style-name="P1"/>
        </text:list-item>
        <text:list-item>
          <text:p text:style-name="P1">Azul:<text:a xlink:type="simple" xlink:href="https://evolvewealth.co.uk/" text:style-name="Internet_20_link" text:visited-style-name="Visited_20_Internet_20_Link">https://evolvewealth.co.uk/</text:a> <text:span text:style-name="T6">da a entender inteligencia y serenidad.</text:span></text:p>
        </text:list-item>
        <text:list-item>
          <text:p text:style-name="P1">Rosa:<text:a xlink:type="simple" xlink:href="https://solidgiant.com/" text:style-name="Internet_20_link" text:visited-style-name="Visited_20_Internet_20_Link">https://solidgiant.com/</text:a> <text:span text:style-name="T7">asocia el rosa con estilo y moda.</text:span></text:p>
        </text:list-item>
        <text:list-item>
          <text:p text:style-name="P1">Morado:<text:a xlink:type="simple" xlink:href="https://www.energyweb.org/" text:style-name="Internet_20_link" text:visited-style-name="Visited_20_Internet_20_Link">https://www.energyweb.org/</text:a> <text:span text:style-name="T13">simbolizando </text:span><text:span text:style-name="T6">ambición.</text:span></text:p>
        </text:list-item>
        <text:list-item>
          <text:p text:style-name="P1">Marrón:<text:a xlink:type="simple" xlink:href="https://www.cariboucoffee.com/" text:style-name="Internet_20_link" text:visited-style-name="Visited_20_Internet_20_Link"><text:span text:style-name="T2">https://www.cariboucoffee.com/</text:span></text:a><text:span text:style-name="T2"> </text:span><text:span text:style-name="T8">como muchas otras cafeterías, ademas de ser el color del café, simboliza acogedor y confort.</text:span></text:p>
        </text:list-item>
        <text:list-item>
          <text:p text:style-name="P1">Negro: <text:span text:style-name="T3">Netflix</text:span><text:span text:style-name="T1"> lo utiliza mucho por que da la sensación de noche y oscuridad, como si vieras una película en el cine.</text:span></text:p>
        </text:list-item>
        <text:list-item>
          <text:p text:style-name="P1">Blanco <text:span text:style-name="T1">y Verde: </text:span><text:a xlink:type="simple" xlink:href="https://es.greenpeace.org/es/" text:style-name="Internet_20_link" text:visited-style-name="Visited_20_Internet_20_Link"><text:span text:style-name="T1">https://es.greenpeace.org/es/</text:span></text:a><text:span text:style-name="T1"> lo utilizaya que da a entender naturaleza y bondad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6:10:00.396950764</meta:creation-date>
    <dc:date>2021-09-30T16:40:24.326237625</dc:date>
    <meta:editing-duration>PT10M2S</meta:editing-duration>
    <meta:editing-cycles>1</meta:editing-cycles>
    <meta:document-statistic meta:table-count="0" meta:image-count="0" meta:object-count="0" meta:page-count="1" meta:paragraph-count="10" meta:word-count="132" meta:character-count="859" meta:non-whitespace-character-count="746"/>
    <meta:generator>LibreOffice/7.1.5.2$Linux_X86_64 LibreOffice_project/10$Build-2</meta:generator>
  </office:meta>
</office:document-meta>
</file>